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Gill Sans MT_CCJU" fo:font-size="11pt" style:font-size-asian="11pt" style:font-size-complex="11pt"/>
    </style:style>
    <style:style style:name="P2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Gill Sans MT_CCJU" fo:font-size="8pt" style:font-size-asian="8pt" style:font-size-complex="8pt"/>
    </style:style>
    <style:style style:name="P3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Gill Sans MT_CCJU" fo:font-size="11pt" style:font-size-asian="11pt" style:font-size-complex="11pt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Gill Sans MT_CCJU" fo:font-size="11pt" fo:language="fr" fo:country="FR" style:font-size-asian="11pt" style:font-size-complex="11pt"/>
    </style:style>
    <style:style style:name="P5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Gill Sans MT_CCJU" fo:font-size="11pt" fo:language="fr" fo:country="FR" style:font-size-asian="11pt" style:font-size-complex="11pt"/>
    </style:style>
    <style:style style:name="P6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Gill Sans MT_CCJU" fo:font-size="8pt" style:font-size-asian="8pt" style:font-size-complex="8pt"/>
    </style:style>
    <style:style style:name="P7" style:family="paragraph" style:parent-style-name="Text_20_body">
      <style:paragraph-properties fo:margin-top="0cm" fo:margin-bottom="0cm"/>
      <style:text-properties fo:color="#000000" style:font-name="Gill Sans MT_CCJU" fo:font-size="11pt" fo:font-weight="bold"/>
    </style:style>
    <style:style style:name="P8" style:family="paragraph" style:parent-style-name="Text_20_body">
      <style:paragraph-properties fo:margin-top="0cm" fo:margin-bottom="0cm"/>
      <style:text-properties fo:color="#000000" style:font-name="Gill Sans MT_CCJU" fo:font-size="10pt"/>
    </style:style>
    <style:style style:name="P9" style:family="paragraph" style:parent-style-name="Text_20_body">
      <style:paragraph-properties fo:margin-top="0cm" fo:margin-bottom="0cm"/>
      <style:text-properties fo:color="#000000" style:font-name="Gill Sans MT_CCJU" fo:font-size="8pt" style:font-size-asian="8pt" style:font-size-complex="8pt"/>
    </style:style>
    <style:style style:name="P10" style:family="paragraph" style:parent-style-name="Text_20_body">
      <style:paragraph-properties fo:margin-top="0cm" fo:margin-bottom="0cm" style:shadow="none"/>
      <style:text-properties fo:color="#000000" style:font-name="Gill Sans MT_CCJU" fo:font-size="8pt" style:font-size-asian="8pt" style:font-size-complex="8pt"/>
    </style:style>
    <style:style style:name="P11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Gill Sans MT_CCJU" fo:font-size="8pt" style:font-size-asian="8pt" style:font-size-complex="8pt"/>
    </style:style>
    <style:style style:name="P12" style:family="paragraph" style:parent-style-name="Text_20_body">
      <style:paragraph-properties fo:margin-top="0cm" fo:margin-bottom="0cm" style:shadow="none"/>
      <style:text-properties fo:color="#000000" style:font-name="Gill Sans MT_CCJU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Gill Sans MT_CCJU" fo:font-size="11pt" style:font-size-asian="11pt" style:font-size-complex="11pt"/>
    </style:style>
    <style:style style:name="P14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Gill Sans MT_CCJU" fo:font-size="8pt" fo:language="fr" fo:country="FR" fo:background-color="#ffffff" style:font-size-asian="8pt" style:font-size-complex="8pt"/>
    </style:style>
    <style:style style:name="P15" style:family="paragraph" style:parent-style-name="Text_20_body">
      <style:paragraph-properties fo:margin-top="0cm" fo:margin-bottom="0.109cm"/>
      <style:text-properties fo:color="#000000" style:font-name="Gill Sans MT_CCJU" fo:font-size="9pt"/>
    </style:style>
    <style:style style:name="P16" style:family="paragraph" style:parent-style-name="Text_20_body">
      <style:paragraph-properties fo:margin-top="0cm" fo:margin-bottom="0.109cm"/>
      <style:text-properties fo:color="#000000" style:font-name="Gill Sans MT_CCJU" fo:font-size="9pt" style:font-size-asian="9pt" style:font-size-complex="9pt"/>
    </style:style>
    <style:style style:name="P17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Gill Sans MT_CCJU" fo:font-weight="bold"/>
    </style:style>
    <style:style style:name="P18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Gill Sans MT_CCJU" fo:font-size="8pt" style:font-size-asian="8pt" style:font-size-complex="8pt"/>
    </style:style>
    <style:style style:name="P19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Gill Sans MT_CCJU" fo:font-size="8pt" fo:language="fr" fo:country="FR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enTetesDecisionRFM#%</text:p>
      <text:p text:style-name="P16">%=LIBELLE_REF=%</text:p>
      <text:p text:style-name="P15">%=LIBELLE_TEL=%</text:p>
      <text:p text:style-name="P7">%=IS_COPIE=%</text:p>
      <text:p text:style-name="P8">%=NSS=%<text:tab/><text:tab/><text:tab/><text:tab/><text:tab/> <text:s text:c="10"/><text:span text:style-name="T2">%=DATE_ET_LIEU=%</text:span></text:p>
      <text:p text:style-name="P8">%=AYANT_DROIT=%</text:p>
      <text:p text:style-name="P9"/>
      <text:p text:style-name="P17">%=titreDecision=%</text:p>
      <text:p text:style-name="P10"/>
      <text:p text:style-name="P12">%=TITRE=%</text:p>
      <text:p text:style-name="P10"/>
      <text:p text:style-name="P13">%=PARAGRAPHE1=%</text:p>
      <text:p text:style-name="P11"/>
      <text:p text:style-name="P13">%=PARAGRAPHE2=%</text:p>
      <text:p text:style-name="P11"/>
      <text:p text:style-name="P13">%=PARAGRAPHE3=%</text:p>
      <text:p text:style-name="P11"/>
      <text:p text:style-name="P13">%=PARAGRAPHE4_DEBUT=%<text:span text:style-name="T5"> </text:span><text:span text:style-name="T3">%=PARAGRAPHE4_GRAS=%</text:span><text:span text:style-name="T4"> </text:span>%=PARAGRAPHE4_FIN=%</text:p>
      <text:p text:style-name="P11"/>
      <text:p text:style-name="P1">%#include tabCalculDecisionRegimeRefusRFM#%</text:p>
      <text:p text:style-name="P2"/>
      <text:p text:style-name="P3">%=PARAGRAPHE5=%</text:p>
      <text:p text:style-name="P6"/>
      <text:p text:style-name="P4">%=SALUTATIONS=%</text:p>
      <text:p text:style-name="P5">                                                                                                          %#include signatureRFM#%</text:p>
      <text:p text:style-name="P18">%=pushToEnd()=%<text:span text:style-name="T1">%=PARAGRAPHE7_TITRE=%</text:span>%=PARAGRAPHE7_TEXTE=%</text:p>
      <text:p text:style-name="P14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0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31T13:49:32</dc:date>
    <meta:editing-cycles>39</meta:editing-cycles>
    <meta:editing-duration>PT5H4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38" meta:character-count="552"/>
  </office:meta>
</office:document-meta>
</file>